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weight="bold" officeooo:rsid="000c3ba3" style:font-weight-asian="bold" style:font-weight-complex="bold"/>
    </style:style>
    <style:style style:name="P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10f882"/>
    </style:style>
    <style:style style:name="P3" style:family="paragraph" style:parent-style-name="Standard">
      <style:paragraph-properties fo:line-height="115%" fo:text-align="start" style:justify-single-word="false"/>
      <style:text-properties fo:font-weight="normal" officeooo:rsid="000c4ae4" officeooo:paragraph-rsid="000c4ae4" style:font-weight-asian="normal" style:font-weight-complex="normal"/>
    </style:style>
    <style:style style:name="P4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666666" style:font-name="Calibri Light" fo:font-size="9pt" fo:font-weight="normal" officeooo:rsid="000c4ae4" officeooo:paragraph-rsid="000c4ae4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000000" style:font-name="Calibri Light" fo:font-size="12pt" fo:font-weight="normal" officeooo:rsid="000e3182" officeooo:paragraph-rsid="000e318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10f882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size="11pt" fo:font-style="italic" officeooo:rsid="001b9025" officeooo:paragraph-rsid="001b9025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size="11pt" officeooo:rsid="001b9025" officeooo:paragraph-rsid="001b9025" style:font-size-asian="11pt" style:font-size-complex="11pt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Calibri Light" fo:font-size="12pt" officeooo:rsid="000c4ae4" officeooo:paragraph-rsid="00140804" style:font-size-asian="12pt" style:font-size-complex="12pt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51ad4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929d2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b9025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1929d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80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Calibri Light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Calibri Light" fo:font-size="12pt" fo:font-weight="bold" officeooo:rsid="000e3182" style:font-size-asian="12pt" style:font-weight-asian="bold" style:font-size-complex="12pt" style:font-weight-complex="bold"/>
    </style:style>
    <style:style style:name="T6" style:family="text">
      <style:text-properties fo:color="#000000" style:font-name="Calibri Light" fo:font-size="12pt" fo:font-weight="bold" officeooo:rsid="000f41b2" style:font-size-asian="12pt" style:font-weight-asian="bold" style:font-size-complex="12pt" style:font-weight-complex="bold"/>
    </style:style>
    <style:style style:name="T7" style:family="text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Calibri Light" fo:font-size="12pt" fo:font-weight="normal" officeooo:rsid="000e3182" style:font-size-asian="12pt" style:font-weight-asian="normal" style:font-size-complex="12pt" style:font-weight-complex="normal"/>
    </style:style>
    <style:style style:name="T9" style:family="text">
      <style:text-properties fo:color="#000000" style:font-name="Calibri Light" fo:font-size="12pt" fo:font-weight="normal" officeooo:rsid="000c4ae4" style:font-size-asian="12pt" style:font-weight-asian="normal" style:font-size-complex="12pt" style:font-weight-complex="normal"/>
    </style:style>
    <style:style style:name="T10" style:family="text">
      <style:text-properties fo:color="#000000" style:font-name="Calibri Light" fo:font-size="12pt" fo:font-weight="normal" officeooo:rsid="000fb7e9" style:font-size-asian="12pt" style:font-weight-asian="normal" style:font-size-complex="12pt" style:font-weight-complex="normal"/>
    </style:style>
    <style:style style:name="T11" style:family="text">
      <style:text-properties fo:color="#000000" style:font-name="Calibri Light" fo:font-size="12pt" fo:font-weight="normal" officeooo:rsid="0010f882" style:font-size-asian="12pt" style:font-weight-asian="normal" style:font-size-complex="12pt" style:font-weight-complex="normal"/>
    </style:style>
    <style:style style:name="T12" style:family="text">
      <style:text-properties fo:color="#000000" style:font-name="Calibri Light" fo:font-size="12pt" fo:font-weight="normal" officeooo:rsid="0014becf" style:font-size-asian="12pt" style:font-weight-asian="normal" style:font-size-complex="12pt" style:font-weight-complex="normal"/>
    </style:style>
    <style:style style:name="T13" style:family="text">
      <style:text-properties fo:color="#000000" style:font-name="Calibri Light" fo:font-size="12pt" fo:font-weight="normal" officeooo:rsid="00151ad4" style:font-size-asian="12pt" style:font-weight-asian="normal" style:font-size-complex="12pt" style:font-weight-complex="normal"/>
    </style:style>
    <style:style style:name="T14" style:family="text">
      <style:text-properties fo:color="#000000" style:font-name="Calibri Light" fo:font-size="12pt" fo:font-weight="normal" officeooo:rsid="001929d2" style:font-size-asian="12pt" style:font-weight-asian="normal" style:font-size-complex="12pt" style:font-weight-complex="normal"/>
    </style:style>
    <style:style style:name="T15" style:family="text">
      <style:text-properties fo:color="#000000" style:font-name="Calibri Light" fo:font-size="12pt" fo:font-weight="normal" officeooo:rsid="001b23fc" style:font-size-asian="12pt" style:font-weight-asian="normal" style:font-size-complex="12pt" style:font-weight-complex="normal"/>
    </style:style>
    <style:style style:name="T16" style:family="text">
      <style:text-properties fo:color="#000000" style:font-name="Calibri Light" fo:font-size="12pt" fo:font-weight="normal" officeooo:rsid="001b9025" style:font-size-asian="12pt" style:font-weight-asian="normal" style:font-size-complex="12pt" style:font-weight-complex="normal"/>
    </style:style>
    <style:style style:name="T17" style:family="text">
      <style:text-properties fo:color="#000000" style:font-name="Calibri Light" fo:font-weight="bold" style:font-weight-asian="bold" style:font-weight-complex="bold"/>
    </style:style>
    <style:style style:name="T18" style:family="text">
      <style:text-properties fo:color="#000000" style:font-name="Calibri Light" fo:font-weight="normal" style:font-weight-asian="normal" style:font-weight-complex="normal"/>
    </style:style>
    <style:style style:name="T19" style:family="text">
      <style:text-properties fo:color="#000000" style:font-name="Calibri Ligh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alibri Ligh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666666" style:font-name="Calibri Light" fo:font-size="10pt" fo:font-weight="normal" officeooo:rsid="000e3182" style:font-size-asian="10pt" style:font-weight-asian="normal" style:font-size-complex="10pt" style:font-weight-complex="normal"/>
    </style:style>
    <style:style style:name="T23" style:family="text">
      <style:text-properties fo:color="#666666" style:font-name="Calibri Light" fo:font-size="10pt" fo:font-weight="normal" officeooo:rsid="001929d2" style:font-size-asian="10pt" style:font-weight-asian="normal" style:font-size-complex="10pt" style:font-weight-complex="normal"/>
    </style:style>
    <style:style style:name="T24" style:family="text">
      <style:text-properties fo:color="#666666"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color="#f10d0c" style:font-name="Calibri Light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imientos en MySQL</text:p>
      <text:p text:style-name="P1"/>
      <text:p text:style-name="P3">Añade los siguientes procedimientos propuestos a la base de datos Netflix.</text:p>
      <text:p text:style-name="P3"/>
      <text:p text:style-name="P4">CREATE DATABASE IF NOT EXISTS Netflix;<text:line-break/>USE Netflix;<text:line-break/><text:line-break/>CREATE TABLE IF NOT EXISTS Actores(<text:line-break/><text:tab/>id_actor INT,<text:line-break/> <text:s text:c="3"/>nombre VARCHAR(30),<text:line-break/> <text:s text:c="3"/>fecha_nac DATE,<text:line-break/> <text:s text:c="3"/>sueldo INT,<text:line-break/> <text:s text:c="3"/>sexo ENUM ('femenino', 'masculino', 'otros'),<text:line-break/> <text:s text:c="3"/>primary key (id_actor)<text:line-break/>);<text:line-break/><text:line-break/>INSERT INTO Actores(id_actor, nombre, fecha_nac, sueldo, sexo) VALUES<text:line-break/>(101, 'Leonarno', '1980/12/01' , 3000000, 'masculino'),<text:line-break/>(102, 'Julia', '1997/09/09' , 1000000, 'femenino'),<text:line-break/>(103, 'Brad', '1983/02/02' , 700000, 'masculino'),<text:line-break/>(104, 'Carlos', '1986/03/03' , 250000, 'masculino'),<text:line-break/>(105, 'Santiago', '1970/04/04' , 4000000, 'masculino'),<text:line-break/>(106, 'Penelope', '1976/05/05' , 23000, 'femenino'),<text:line-break/>(107, 'Noa', '1981/06/06' , 770000, 'otros'),<text:line-break/>(108, 'Jon', '1996/07/07' , 6000, 'otros');<text:line-break/><text:line-break/><text:line-break/></text:p>
      <text:p text:style-name="P9"><text:span text:style-name="T3">Ejercicio 1.-</text:span><text:span text:style-name="T1"> Realiza un procedimiento donde </text:span><text:span text:style-name="T2">se modifiquen los sueldos de todos los actores, asignando el sueldo medio a todos ellos. </text:span><text:span text:style-name="T1">Una vez hecho esto, haz que en el propio procedimiento se muestre la tabla resultante.</text:span></text:p>
      <text:p text:style-name="P5"><text:span text:style-name="T24"/></text:p>
      <text:p text:style-name="P10"><text:span text:style-name="T5">Ejercicio 2.-</text:span><text:span text:style-name="T8"> Realiza un procedimiento que b</text:span><text:span text:style-name="T12">orre los </text:span><text:span text:style-name="T13">X</text:span><text:span text:style-name="T12"> actores con más sueldo. E</text:span><text:span text:style-name="T13">l número de actores a borrar se insertarán a través del procedimiento. </text:span><text:span text:style-name="T9">Una vez hecho esto, haz que en el propio procedimiento se muestre la tabla resultante.</text:span></text:p>
      <text:p text:style-name="P10"><text:span text:style-name="T9"/></text:p>
      <text:p text:style-name="P11"><text:span text:style-name="T5">Ejercicio </text:span><text:span text:style-name="T6">3.</text:span><text:span text:style-name="T5">-</text:span><text:span text:style-name="T8"> Realiza un procedimiento q</text:span><text:span text:style-name="T14">ue cambie de nombre al tercer actor o actriz más veterano/a de la tabla Actores. </text:span><text:span text:style-name="T9">Una vez hecho esto, haz que en el propio procedimiento se muestre la tabla resultante.</text:span></text:p>
      <text:p text:style-name="P11"><text:span text:style-name="T9"><text:tab/>- </text:span><text:span text:style-name="T14">El usuario insertará el nombre que desea asignarle al actor/actriz</text:span></text:p>
      <text:p text:style-name="P11"><text:span text:style-name="T14"><text:tab/>- Ten</text:span><text:span text:style-name="T15"> en cuenta que tú no sabes quien es el actor, solo sabes la información que aparece en el enunciado</text:span></text:p>
      <text:p text:style-name="P11"><text:span text:style-name="T5"/></text:p>
      <text:p text:style-name="P13"><text:span text:style-name="T5"/></text:p>
      <text:p text:style-name="P12"><text:span text:style-name="T5">Ejercicio </text:span><text:span text:style-name="T6">4.</text:span><text:span text:style-name="T5">-</text:span><text:span text:style-name="T8"> Realiza un procedimiento que </text:span><text:span text:style-name="T11">a</text:span><text:span text:style-name="T16">ñada caracteres al actor/actriz seleccionado/a. </text:span><text:span text:style-name="T9">Una vez hecho esto, haz que en el propio procedimiento se muestre la tabla resultante.</text:span></text:p>
      <text:p text:style-name="P2"><text:span text:style-name="T10">- E</text:span><text:span text:style-name="T11">l usuario e</text:span><text:span text:style-name="T16">legirá entre el actor “joven” o “pobre”</text:span></text:p>
      <text:p text:style-name="P2"><text:span text:style-name="T10">- </text:span><text:span text:style-name="T16">Se añadirá al usuario seleccionado un número X de asteriscos</text:span></text:p>
      <text:p text:style-name="P2"><text:span text:style-name="T16">- El número de asteriscos se calculara con la diferencia de n.º de actores/actrices (total) menos el número de caracteres del actor/actriz seleccionado/a</text:span></text:p>
      <text:p text:style-name="P2"><text:span text:style-name="T16"/></text:p>
      <text:p text:style-name="P7"><text:span text:style-name="T17">Ejemplo)</text:span><text:span text:style-name="T18"> Imaginemos que en la tabla hay 15 actores/actrices, y queremos añadir asteriscos al actor que se llama Ramiro. </text:span><text:span text:style-name="T25">N.º total de actores (15) <text:s/>- n.º de caracteres de Ramiro (6) = 9 asteriscos</text:span></text:p>
      <text:p text:style-name="P7"><text:span text:style-name="T17"><text:tab/>- Nombre antes del programa:</text:span><text:span text:style-name="T18"> Ramiro</text:span></text:p>
      <text:p text:style-name="P8"><text:span text:style-name="T19"><text:tab/>- Nombre después del programa:</text:span><text:span text:style-name="T20"> Ramiro******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18:16:13.938000000</meta:creation-date>
    <dc:date>2020-03-30T19:35:07.293000000</dc:date>
    <meta:editing-duration>P1DT12M38S</meta:editing-duration>
    <meta:editing-cycles>13</meta:editing-cycles>
    <meta:generator>LibreOffice/6.3.4.2$Windows_x86 LibreOffice_project/60da17e045e08f1793c57c00ba83cdfce946d0aa</meta:generator>
    <meta:document-statistic meta:table-count="0" meta:image-count="0" meta:object-count="0" meta:page-count="1" meta:paragraph-count="15" meta:word-count="360" meta:character-count="2387" meta:non-whitespace-character-count="2011"/>
  </office:meta>
</office:document-meta>
</file>